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1000002410FB2F6194AEBA163.png" manifest:media-type="image/png"/>
  <manifest:file-entry manifest:full-path="Pictures/10005C5000004F7C00003BA4FC378F82A0306041.svg" manifest:media-type="image/svg+xml"/>
  <manifest:file-entry manifest:full-path="Pictures/10000201000003010000024168B2B2FA167BA0C3.png" manifest:media-type="image/png"/>
  <manifest:file-entry manifest:full-path="Pictures/10004BF400004F7C00003BA4ACE95CDDFA6C50EB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cm" svg:height="7.061cm" svg:x="1cm" svg:y="1cm">
          <draw:image xlink:href="Pictures/10004BF400004F7C00003BA4ACE95CDDFA6C50EB.svg" xlink:type="simple" xlink:show="embed" xlink:actuate="onLoad">
            <text:p/>
          </draw:image>
          <draw:image xlink:href="Pictures/10000201000003010000024168B2B2FA167BA0C3.png" xlink:type="simple" xlink:show="embed" xlink:actuate="onLoad"/>
        </draw:frame>
        <draw:frame draw:style-name="gr1" draw:text-style-name="P1" draw:layer="layout" svg:width="9.5cm" svg:height="7.112cm" svg:x="10.525cm" svg:y="1cm">
          <draw:image xlink:href="Pictures/10005C5000004F7C00003BA4FC378F82A0306041.svg" xlink:type="simple" xlink:show="embed" xlink:actuate="onLoad">
            <text:p/>
          </draw:image>
          <draw:image xlink:href="Pictures/1000020100000301000002410FB2F6194AEBA163.png" xlink:type="simple" xlink:show="embed" xlink:actuate="onLoad"/>
        </draw:frame>
        <draw:frame draw:style-name="gr2" draw:text-style-name="P3" draw:layer="layout" svg:width="1.188cm" svg:height="0.806cm" svg:x="2.225cm" svg:y="6.544cm">
          <draw:text-box>
            <text:p text:style-name="P2">M1</text:p>
          </draw:text-box>
        </draw:frame>
        <draw:frame draw:style-name="gr2" draw:text-style-name="P3" draw:layer="layout" svg:width="1.188cm" svg:height="0.806cm" svg:x="11.709cm" svg:y="6.588cm">
          <draw:text-box>
            <text:p text:style-name="P2">M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3:56:53.359613152</meta:creation-date>
    <dc:date>2016-01-06T14:07:43.554961902</dc:date>
    <meta:editing-duration>PT10M50S</meta:editing-duration>
    <meta:editing-cycles>1</meta:editing-cycles>
    <meta:document-statistic meta:object-count="4"/>
    <meta:generator>LibreOffice/5.0.4.2$Linux_X86_64 LibreOffice_project/00m0$Build-2</meta:generator>
  </office:meta>
</office:document-meta>
</file>